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3E000000C80000007B283207D8.wmf" manifest:media-type=""/>
  <manifest:file-entry manifest:full-path="Pictures/10000000000000450000001E937EEE4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10 Pitch" svg:font-family="'Courier 10 Pitch'"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MSY10" svg:font-family="CMSY10"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SY101" svg:font-family="CMSY10"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799in" fo:margin-left="-0.0785in" fo:margin-top="0in" fo:margin-bottom="0in" table:align="left" style:writing-mode="lr-tb"/>
    </style:style>
    <style:style style:name="Table1.A" style:family="table-column">
      <style:table-column-properties style:column-width="2.2681in"/>
    </style:style>
    <style:style style:name="Table1.B" style:family="table-column">
      <style:table-column-properties style:column-width="1.0639in"/>
    </style:style>
    <style:style style:name="Table1.C" style:family="table-column">
      <style:table-column-properties style:column-width="3.3472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Preformatted_20_Text">
      <style:paragraph-properties fo:margin-top="0in" fo:margin-bottom="0in" style:contextual-spacing="true"/>
      <style:text-properties style:font-name="Times New Roman" fo:font-size="12pt" officeooo:paragraph-rsid="000e2523" style:font-size-asian="12pt" style:font-size-complex="12pt"/>
    </style:style>
    <style:style style:name="P2" style:family="paragraph" style:parent-style-name="Standard">
      <style:text-properties officeooo:paragraph-rsid="0015294b"/>
    </style:style>
    <style:style style:name="P3" style:family="paragraph" style:parent-style-name="Standard">
      <style:paragraph-properties fo:margin-left="0.4374in" fo:margin-right="0in" fo:margin-top="0in" fo:margin-bottom="0in" style:contextual-spacing="true" fo:text-indent="-0.4374in" style:auto-text-indent="false"/>
      <style:text-properties style:font-name="Times New Roman" fo:font-size="11pt" officeooo:rsid="001314d6" officeooo:paragraph-rsid="000bf5ad" style:font-size-asian="11pt" style:font-size-complex="11pt"/>
    </style:style>
    <style:style style:name="P4" style:family="paragraph" style:parent-style-name="Standard">
      <style:paragraph-properties fo:margin-left="0.4374in" fo:margin-right="0in" fo:margin-top="0in" fo:margin-bottom="0in" style:contextual-spacing="true" fo:text-indent="-0.4374in" style:auto-text-indent="false"/>
      <style:text-properties fo:font-size="8pt" officeooo:paragraph-rsid="00050de8" style:font-size-asian="8pt" style:font-size-complex="8pt" text:display="true"/>
    </style:style>
    <style:style style:name="P5" style:family="paragraph" style:parent-style-name="Standard">
      <style:paragraph-properties fo:margin-left="0.4374in" fo:margin-right="0in" fo:margin-top="0in" fo:margin-bottom="0in" style:contextual-spacing="true" fo:text-indent="-0.4374in" style:auto-text-indent="false"/>
      <style:text-properties officeooo:paragraph-rsid="00050de8"/>
    </style:style>
    <style:style style:name="P6" style:family="paragraph" style:parent-style-name="Standard">
      <style:paragraph-properties fo:margin-left="0.4374in" fo:margin-right="0in" fo:margin-top="0in" fo:margin-bottom="0in" style:contextual-spacing="true" fo:text-indent="-0.4374in" style:auto-text-indent="false"/>
      <style:text-properties officeooo:paragraph-rsid="00095acd"/>
    </style:style>
    <style:style style:name="P7" style:family="paragraph" style:parent-style-name="Standard">
      <style:paragraph-properties fo:margin-left="0.4374in" fo:margin-right="0in" fo:margin-top="0in" fo:margin-bottom="0in" style:contextual-spacing="true" fo:text-indent="-0.4374in" style:auto-text-indent="false"/>
      <style:text-properties officeooo:paragraph-rsid="00050de8" text:display="true"/>
    </style:style>
    <style:style style:name="P8" style:family="paragraph" style:parent-style-name="Standard">
      <style:paragraph-properties fo:margin-left="0.4374in" fo:margin-right="0in" fo:margin-top="0in" fo:margin-bottom="0in" style:contextual-spacing="true" fo:text-indent="-0.4374in" style:auto-text-indent="false"/>
      <style:text-properties fo:font-weight="bold" officeooo:rsid="001f70dd" officeooo:paragraph-rsid="001f70dd" style:font-weight-asian="bold" style:font-weight-complex="bold"/>
    </style:style>
    <style:style style:name="P9" style:family="paragraph" style:parent-style-name="Standard">
      <style:paragraph-properties fo:margin-left="0.4374in" fo:margin-right="0in" fo:margin-top="0in" fo:margin-bottom="0in" style:contextual-spacing="true" fo:text-indent="-0.4374in" style:auto-text-indent="false"/>
      <style:text-properties fo:font-weight="bold" officeooo:rsid="001f70dd" officeooo:paragraph-rsid="00050de8" style:font-weight-asian="bold" style:font-weight-complex="bold"/>
    </style:style>
    <style:style style:name="P10" style:family="paragraph" style:parent-style-name="Standard">
      <style:paragraph-properties fo:margin-left="0.4374in" fo:margin-right="0in" fo:margin-top="0in" fo:margin-bottom="0in" style:contextual-spacing="true" fo:text-indent="-0.4374in" style:auto-text-indent="false"/>
      <style:text-properties fo:font-weight="bold" officeooo:rsid="001f70dd" officeooo:paragraph-rsid="0020eaf4" style:font-weight-asian="bold" style:font-weight-complex="bold"/>
    </style:style>
    <style:style style:name="P11" style:family="paragraph" style:parent-style-name="Standard">
      <style:paragraph-properties fo:margin-left="0.4374in" fo:margin-right="0in" fo:margin-top="0in" fo:margin-bottom="0in" style:contextual-spacing="true" fo:text-indent="-0.4374in" style:auto-text-indent="false"/>
      <style:text-properties fo:font-weight="bold" officeooo:rsid="001f70dd" officeooo:paragraph-rsid="001f70dd" style:font-weight-asian="bold" style:font-weight-complex="bold" text:display="true"/>
    </style:style>
    <style:style style:name="P12" style:family="paragraph" style:parent-style-name="Standard">
      <style:paragraph-properties fo:margin-left="0.4374in" fo:margin-right="0in" fo:margin-top="0in" fo:margin-bottom="0in" style:contextual-spacing="true" fo:text-align="justify" style:justify-single-word="false" fo:text-indent="-0.4374in" style:auto-text-indent="false"/>
      <style:text-properties fo:font-weight="bold" officeooo:rsid="001f70dd" officeooo:paragraph-rsid="0020eaf4" style:font-weight-asian="bold" style:font-weight-complex="bold" text:display="true"/>
    </style:style>
    <style:style style:name="P13" style:family="paragraph" style:parent-style-name="Standard">
      <style:paragraph-properties fo:margin-left="0.4374in" fo:margin-right="0in" fo:margin-top="0in" fo:margin-bottom="0in" style:contextual-spacing="true" fo:text-indent="-0.4374in" style:auto-text-indent="false"/>
      <style:text-properties style:font-name="Times New Roman" fo:font-size="12pt" officeooo:paragraph-rsid="000bf5ad" style:font-size-asian="12pt" style:font-size-complex="12pt"/>
    </style:style>
    <style:style style:name="P14" style:family="paragraph" style:parent-style-name="Standard">
      <style:paragraph-properties fo:margin-left="0.4374in" fo:margin-right="0in" fo:margin-top="0in" fo:margin-bottom="0in" style:contextual-spacing="true" fo:text-indent="-0.4374in" style:auto-text-indent="false"/>
      <style:text-properties fo:color="#231f20" style:font-name="CMSY10" fo:font-size="10.5pt" fo:font-style="normal" style:text-underline-style="solid" style:text-underline-width="auto" style:text-underline-color="font-color" fo:font-weight="bold" officeooo:rsid="001f70dd" officeooo:paragraph-rsid="0020eaf4" style:font-size-asian="10.5pt" style:font-style-asian="normal" style:font-weight-asian="bold" style:font-name-complex="CMSY101" style:font-size-complex="10.5pt" style:font-style-complex="normal" style:font-weight-complex="bold" text:display="true"/>
    </style:style>
    <style:style style:name="P15" style:family="paragraph" style:parent-style-name="Standard">
      <style:paragraph-properties fo:margin-left="0.4374in" fo:margin-right="0in" fo:margin-top="0in" fo:margin-bottom="0in" style:contextual-spacing="true" fo:text-align="justify" style:justify-single-word="false" fo:text-indent="-0.4374in" style:auto-text-indent="false"/>
      <style:text-properties style:text-underline-style="solid" style:text-underline-width="auto" style:text-underline-color="font-color" fo:font-weight="bold" officeooo:rsid="001f70dd" officeooo:paragraph-rsid="0020eaf4" style:font-weight-asian="bold" style:font-weight-complex="bold" text:display="true"/>
    </style:style>
    <style:style style:name="P16" style:family="paragraph" style:parent-style-name="Standard">
      <style:paragraph-properties fo:margin-left="0.4374in" fo:margin-right="0in" fo:margin-top="0in" fo:margin-bottom="0in" style:contextual-spacing="true" fo:text-indent="-0.4374in" style:auto-text-indent="false"/>
      <style:text-properties style:text-underline-style="solid" style:text-underline-width="auto" style:text-underline-color="font-color" fo:font-weight="bold" officeooo:rsid="001f70dd" officeooo:paragraph-rsid="001f70dd" style:font-weight-asian="bold" style:font-weight-complex="bold" text:display="true"/>
    </style:style>
    <style:style style:name="P17" style:family="paragraph" style:parent-style-name="Standard">
      <style:paragraph-properties fo:margin-left="0.4374in" fo:margin-right="0in" fo:margin-top="0in" fo:margin-bottom="0in" style:contextual-spacing="true" fo:text-indent="-0.4374in" style:auto-text-indent="false"/>
      <style:text-properties style:text-underline-style="solid" style:text-underline-width="auto" style:text-underline-color="font-color" fo:font-weight="bold" officeooo:rsid="001f70dd" officeooo:paragraph-rsid="0020eaf4" style:font-weight-asian="bold" style:font-weight-complex="bold"/>
    </style:style>
    <style:style style:name="P18" style:family="paragraph" style:parent-style-name="Standard">
      <style:paragraph-properties fo:margin-left="0.4374in" fo:margin-right="0in" fo:margin-top="0in" fo:margin-bottom="0in" style:contextual-spacing="true" fo:text-indent="-0.4374in" style:auto-text-indent="false"/>
      <style:text-properties style:text-underline-style="solid" style:text-underline-width="auto" style:text-underline-color="font-color" fo:font-weight="bold" officeooo:rsid="001f70dd" officeooo:paragraph-rsid="0020b943" style:font-weight-asian="bold" style:font-weight-complex="bold"/>
    </style:style>
    <style:style style:name="P19" style:family="paragraph" style:parent-style-name="Standard">
      <style:paragraph-properties fo:margin-top="0in" fo:margin-bottom="0.139in" style:contextual-spacing="false" fo:line-height="115%" fo:text-align="center" style:justify-single-word="false"/>
      <style:text-properties officeooo:paragraph-rsid="0015294b"/>
    </style:style>
    <style:style style:name="P20" style:family="paragraph" style:parent-style-name="Standard">
      <style:paragraph-properties fo:margin-left="0in" fo:margin-right="0in" fo:text-indent="1.0083in" style:auto-text-indent="false">
        <style:tab-stops>
          <style:tab-stop style:position="0.5in"/>
        </style:tab-stops>
      </style:paragraph-properties>
      <style:text-properties officeooo:paragraph-rsid="0015294b"/>
    </style:style>
    <style:style style:name="P21" style:family="paragraph" style:parent-style-name="Standard">
      <style:paragraph-properties fo:margin-left="0.5in" fo:margin-right="0in" fo:margin-top="0in" fo:margin-bottom="0in" style:contextual-spacing="true" fo:text-indent="0in" style:auto-text-indent="false"/>
      <style:text-properties officeooo:paragraph-rsid="00050de8"/>
    </style:style>
    <style:style style:name="P22" style:family="paragraph" style:parent-style-name="Standard">
      <style:paragraph-properties fo:margin-left="0.5in" fo:margin-right="0in" fo:margin-top="0in" fo:margin-bottom="0in" style:contextual-spacing="true" fo:text-indent="0in" style:auto-text-indent="false"/>
      <style:text-properties fo:font-size="8pt" officeooo:paragraph-rsid="00050de8" style:font-size-asian="8pt" style:font-size-complex="8pt" style:font-weight-complex="bold" text:display="true"/>
    </style:style>
    <style:style style:name="P23" style:family="paragraph" style:parent-style-name="Standard">
      <style:paragraph-properties fo:margin-left="0.5in" fo:margin-right="0in" fo:margin-top="0in" fo:margin-bottom="0in" style:contextual-spacing="true" fo:text-indent="0in" style:auto-text-indent="false"/>
      <style:text-properties officeooo:paragraph-rsid="00050de8" text:display="true"/>
    </style:style>
    <style:style style:name="P24" style:family="paragraph" style:parent-style-name="Standard">
      <style:paragraph-properties fo:margin-left="0.5in" fo:margin-right="0in" fo:margin-top="0in" fo:margin-bottom="0in" style:contextual-spacing="true" fo:text-indent="0in" style:auto-text-indent="false"/>
      <style:text-properties fo:font-size="6pt" officeooo:paragraph-rsid="00050de8" style:font-size-asian="6pt" style:font-size-complex="6pt" text:display="true"/>
    </style:style>
    <style:style style:name="P25" style:family="paragraph" style:parent-style-name="Standard">
      <style:paragraph-properties fo:margin-left="0.5in" fo:margin-right="0in" fo:margin-top="0in" fo:margin-bottom="0in" style:contextual-spacing="true" fo:text-indent="0in" style:auto-text-indent="false"/>
      <style:text-properties officeooo:paragraph-rsid="0010ed43"/>
    </style:style>
    <style:style style:name="P26" style:family="paragraph" style:parent-style-name="Standard">
      <style:paragraph-properties fo:margin-left="0.5in" fo:margin-right="0in" fo:margin-top="0in" fo:margin-bottom="0in" style:contextual-spacing="true" fo:text-indent="-0.5in" style:auto-text-indent="false"/>
      <style:text-properties officeooo:paragraph-rsid="00050de8"/>
    </style:style>
    <style:style style:name="P27" style:family="paragraph" style:parent-style-name="Standard">
      <style:paragraph-properties fo:margin-left="0.5in" fo:margin-right="0in" fo:margin-top="0in" fo:margin-bottom="0in" style:contextual-spacing="true" fo:text-indent="-0.5in" style:auto-text-indent="false"/>
      <style:text-properties fo:font-size="8pt" officeooo:paragraph-rsid="00050de8" style:font-size-asian="8pt" style:font-size-complex="8pt" text:display="true"/>
    </style:style>
    <style:style style:name="P28" style:family="paragraph" style:parent-style-name="Standard">
      <style:paragraph-properties fo:margin-left="0.5in" fo:margin-right="0in" fo:margin-top="0in" fo:margin-bottom="0in" style:contextual-spacing="true" fo:text-indent="-0.5in" style:auto-text-indent="false"/>
      <style:text-properties officeooo:paragraph-rsid="000e2523"/>
    </style:style>
    <style:style style:name="P29" style:family="paragraph" style:parent-style-name="Standard">
      <style:paragraph-properties fo:margin-left="0.5in" fo:margin-right="0in" fo:margin-top="0in" fo:margin-bottom="0in" style:contextual-spacing="true" fo:text-indent="-0.5in" style:auto-text-indent="false"/>
      <style:text-properties fo:font-weight="normal" officeooo:paragraph-rsid="0008443a" style:font-weight-asian="normal" style:font-weight-complex="normal"/>
    </style:style>
    <style:style style:name="P30" style:family="paragraph" style:parent-style-name="Standard">
      <style:paragraph-properties fo:margin-left="0.5in" fo:margin-right="0in" fo:margin-top="0in" fo:margin-bottom="0in" style:contextual-spacing="true" fo:text-indent="-0.5in" style:auto-text-indent="false"/>
      <style:text-properties officeooo:paragraph-rsid="0008443a"/>
    </style:style>
    <style:style style:name="P31" style:family="paragraph" style:parent-style-name="Standard">
      <style:paragraph-properties fo:margin-left="0.5in" fo:margin-right="0in" fo:margin-top="0in" fo:margin-bottom="0in" style:contextual-spacing="true" fo:text-indent="-0.5in" style:auto-text-indent="false"/>
      <style:text-properties officeooo:paragraph-rsid="00050de8" text:display="true"/>
    </style:style>
    <style:style style:name="P32" style:family="paragraph" style:parent-style-name="Standard">
      <style:paragraph-properties fo:margin-left="0.5in" fo:margin-right="0in" fo:margin-top="0in" fo:margin-bottom="0in" style:contextual-spacing="true" fo:text-indent="-0.5in" style:auto-text-indent="false"/>
      <style:text-properties fo:font-size="6pt" officeooo:paragraph-rsid="00050de8" style:font-size-asian="6pt" style:font-size-complex="6pt" text:display="true"/>
    </style:style>
    <style:style style:name="P33" style:family="paragraph" style:parent-style-name="Standard">
      <style:paragraph-properties fo:margin-left="0.5in" fo:margin-right="0in" fo:margin-top="0in" fo:margin-bottom="0in" style:contextual-spacing="true" fo:text-indent="-0.5in" style:auto-text-indent="false"/>
      <style:text-properties style:text-underline-style="solid" style:text-underline-width="auto" style:text-underline-color="font-color" officeooo:paragraph-rsid="000e2523"/>
    </style:style>
    <style:style style:name="P34" style:family="paragraph" style:parent-style-name="Standard">
      <style:paragraph-properties fo:margin-left="0.75in" fo:margin-right="0in" fo:margin-top="0in" fo:margin-bottom="0in" style:contextual-spacing="true" fo:text-indent="-0.3126in" style:auto-text-indent="false">
        <style:tab-stops>
          <style:tab-stop style:position="0.75in"/>
        </style:tab-stops>
      </style:paragraph-properties>
      <style:text-properties officeooo:paragraph-rsid="00050de8"/>
    </style:style>
    <style:style style:name="P35" style:family="paragraph" style:parent-style-name="Standard">
      <style:paragraph-properties fo:margin-left="0.6874in" fo:margin-right="0in" fo:margin-top="0in" fo:margin-bottom="0in" style:contextual-spacing="true" fo:text-indent="-0.6874in" style:auto-text-indent="false"/>
      <style:text-properties officeooo:paragraph-rsid="00050de8"/>
    </style:style>
    <style:style style:name="P36" style:family="paragraph" style:parent-style-name="Standard">
      <style:paragraph-properties fo:margin-left="0.75in" fo:margin-right="0in" fo:margin-top="0in" fo:margin-bottom="0in" style:contextual-spacing="true" fo:text-indent="-0.25in" style:auto-text-indent="false"/>
      <style:text-properties officeooo:paragraph-rsid="00050de8"/>
    </style:style>
    <style:style style:name="P37" style:family="paragraph" style:parent-style-name="Standard">
      <style:paragraph-properties fo:margin-left="0.75in" fo:margin-right="0in" fo:margin-top="0in" fo:margin-bottom="0in" style:contextual-spacing="true" fo:text-indent="-0.25in" style:auto-text-indent="false"/>
      <style:text-properties fo:font-size="8pt" officeooo:paragraph-rsid="00050de8" style:font-size-asian="8pt" style:font-size-complex="8pt" text:display="true"/>
    </style:style>
    <style:style style:name="P38" style:family="paragraph" style:parent-style-name="Standard">
      <style:paragraph-properties fo:margin-left="0.75in" fo:margin-right="0in" fo:margin-top="0in" fo:margin-bottom="0in" style:contextual-spacing="true" fo:text-indent="-0.25in" style:auto-text-indent="false"/>
      <style:text-properties fo:font-size="8pt" fo:font-weight="bold" officeooo:paragraph-rsid="00050de8" style:font-size-asian="8pt" style:font-weight-asian="bold" style:font-size-complex="8pt" text:display="true"/>
    </style:style>
    <style:style style:name="P39" style:family="paragraph" style:parent-style-name="Standard">
      <style:paragraph-properties fo:margin-left="0.75in" fo:margin-right="0in" fo:margin-top="0in" fo:margin-bottom="0in" style:contextual-spacing="true" fo:text-indent="-0.25in" style:auto-text-indent="false"/>
      <style:text-properties style:font-name="Times New Roman" fo:font-size="12pt" officeooo:paragraph-rsid="00050de8" style:font-size-asian="12pt" style:font-size-complex="12pt"/>
    </style:style>
    <style:style style:name="P40" style:family="paragraph" style:parent-style-name="Standard">
      <style:paragraph-properties fo:margin-left="0.5in" fo:margin-right="0in" fo:margin-top="0in" fo:margin-bottom="0in" style:contextual-spacing="true" fo:text-indent="0.5in" style:auto-text-indent="false"/>
      <style:text-properties fo:color="#231f20" style:font-name="CMSY10" fo:font-size="10.5pt" fo:font-style="italic" officeooo:paragraph-rsid="00050de8" style:font-size-asian="10.5pt" style:font-style-asian="italic" style:font-name-complex="CMSY101" style:font-size-complex="10.5pt" style:font-style-complex="italic" text:display="true"/>
    </style:style>
    <style:style style:name="P41" style:family="paragraph" style:parent-style-name="Standard">
      <style:paragraph-properties fo:margin-left="0.5in" fo:margin-right="0in" fo:margin-top="0in" fo:margin-bottom="0in" style:contextual-spacing="true" fo:text-indent="0.5in" style:auto-text-indent="false"/>
      <style:text-properties fo:color="#231f20" style:font-name="Courier 10 Pitch" fo:font-size="8pt" fo:font-style="italic" officeooo:paragraph-rsid="00050de8" style:font-size-asian="8pt" style:font-style-asian="italic" style:font-size-complex="8pt" text:display="true"/>
    </style:style>
    <style:style style:name="P42" style:family="paragraph" style:parent-style-name="Standard">
      <style:paragraph-properties fo:margin-left="0.5in" fo:margin-right="0in" fo:margin-top="0in" fo:margin-bottom="0in" style:contextual-spacing="true" fo:text-indent="0.5in" style:auto-text-indent="false"/>
      <style:text-properties fo:color="#231f20" style:font-name="Courier 10 Pitch" fo:font-size="6pt" fo:font-style="italic" officeooo:paragraph-rsid="00050de8" style:font-size-asian="6pt" style:font-style-asian="italic" style:font-size-complex="6pt" text:display="true"/>
    </style:style>
    <style:style style:name="P43" style:family="paragraph" style:parent-style-name="Standard">
      <style:paragraph-properties fo:margin-left="0.5in" fo:margin-right="0in" fo:margin-top="0in" fo:margin-bottom="0in" style:contextual-spacing="true" fo:text-indent="0.5in" style:auto-text-indent="false"/>
      <style:text-properties style:font-name="Courier 10 Pitch" officeooo:paragraph-rsid="00050de8"/>
    </style:style>
    <style:style style:name="P44" style:family="paragraph" style:parent-style-name="Standard">
      <style:paragraph-properties fo:margin-left="1in" fo:margin-right="0in" fo:margin-top="0in" fo:margin-bottom="0in" style:contextual-spacing="true" fo:text-indent="0.5in" style:auto-text-indent="false"/>
      <style:text-properties style:font-name="Courier 10 Pitch" officeooo:paragraph-rsid="00050de8"/>
    </style:style>
    <style:style style:name="P45" style:family="paragraph" style:parent-style-name="Standard">
      <style:paragraph-properties fo:margin-left="1.5in" fo:margin-right="0in" fo:margin-top="0in" fo:margin-bottom="0in" style:contextual-spacing="true" fo:text-indent="0.5in" style:auto-text-indent="false"/>
      <style:text-properties style:font-name="Courier 10 Pitch" officeooo:paragraph-rsid="00050de8"/>
    </style:style>
    <style:style style:name="P46" style:family="paragraph" style:parent-style-name="Standard">
      <style:paragraph-properties fo:margin-left="2in" fo:margin-right="0in" fo:margin-top="0in" fo:margin-bottom="0in" style:contextual-spacing="true" fo:text-indent="0.5in" style:auto-text-indent="false"/>
      <style:text-properties style:font-name="Courier 10 Pitch" officeooo:paragraph-rsid="00050de8"/>
    </style:style>
    <style:style style:name="P47" style:family="paragraph" style:parent-style-name="Standard">
      <style:paragraph-properties fo:margin-left="0.6252in" fo:margin-right="0in" fo:margin-top="0in" fo:margin-bottom="0in" style:contextual-spacing="true" fo:text-indent="-0.6252in" style:auto-text-indent="false"/>
      <style:text-properties officeooo:paragraph-rsid="00050de8"/>
    </style:style>
    <style:style style:name="P48" style:family="paragraph" style:parent-style-name="Standard">
      <style:paragraph-properties fo:margin-left="0.6252in" fo:margin-right="0in" fo:margin-top="0in" fo:margin-bottom="0in" style:contextual-spacing="true" fo:text-indent="-0.6252in" style:auto-text-indent="false"/>
      <style:text-properties fo:font-size="8pt" officeooo:paragraph-rsid="00050de8" style:font-size-asian="8pt" style:font-size-complex="8pt" text:display="true"/>
    </style:style>
    <style:style style:name="P49" style:family="paragraph" style:parent-style-name="Standard">
      <style:paragraph-properties fo:margin-left="0.6252in" fo:margin-right="0in" fo:margin-top="0in" fo:margin-bottom="0in" style:contextual-spacing="true" fo:text-indent="-0.6252in" style:auto-text-indent="false"/>
      <style:text-properties style:font-name="Times New Roman" fo:font-size="12pt" officeooo:paragraph-rsid="00050de8" style:font-size-asian="12pt" style:font-size-complex="12pt" text:display="true"/>
    </style:style>
    <style:style style:name="P50" style:family="paragraph" style:parent-style-name="Standard">
      <style:paragraph-properties fo:margin-left="1in" fo:margin-right="0in" fo:margin-top="0in" fo:margin-bottom="0in" style:contextual-spacing="true" fo:text-indent="0in" style:auto-text-indent="false"/>
      <style:text-properties officeooo:paragraph-rsid="00050de8"/>
    </style:style>
    <style:style style:name="P51" style:family="paragraph" style:parent-style-name="Standard">
      <style:paragraph-properties fo:margin-left="0in" fo:margin-right="0in" fo:margin-top="0in" fo:margin-bottom="0in" style:contextual-spacing="true" fo:text-indent="0in" style:auto-text-indent="false"/>
      <style:text-properties officeooo:paragraph-rsid="00095acd"/>
    </style:style>
    <style:style style:name="P52" style:family="paragraph" style:parent-style-name="Standard">
      <style:paragraph-properties fo:margin-top="0in" fo:margin-bottom="0in" style:contextual-spacing="true"/>
      <style:text-properties officeooo:paragraph-rsid="00050de8"/>
    </style:style>
    <style:style style:name="P53" style:family="paragraph" style:parent-style-name="Standard">
      <style:paragraph-properties fo:margin-top="0in" fo:margin-bottom="0in" style:contextual-spacing="true"/>
      <style:text-properties style:text-underline-style="solid" style:text-underline-width="auto" style:text-underline-color="font-color" fo:font-weight="bold" officeooo:paragraph-rsid="00050de8" style:font-weight-asian="bold" style:font-weight-complex="bold"/>
    </style:style>
    <style:style style:name="P54" style:family="paragraph" style:parent-style-name="Standard">
      <style:paragraph-properties fo:margin-top="0in" fo:margin-bottom="0in" style:contextual-spacing="true"/>
      <style:text-properties fo:font-weight="bold" officeooo:paragraph-rsid="00050de8" style:font-weight-asian="bold" text:display="true"/>
    </style:style>
    <style:style style:name="P55" style:family="paragraph" style:parent-style-name="Standard">
      <style:paragraph-properties fo:margin-top="0in" fo:margin-bottom="0in" style:contextual-spacing="true" fo:line-height="115%" fo:text-align="center" style:justify-single-word="false"/>
      <style:text-properties fo:font-weight="bold" officeooo:paragraph-rsid="0015294b" style:font-weight-asian="bold"/>
    </style:style>
    <style:style style:name="P56" style:family="paragraph" style:parent-style-name="Standard">
      <style:paragraph-properties fo:margin-top="0in" fo:margin-bottom="0in" style:contextual-spacing="true"/>
      <style:text-properties fo:font-size="8pt" officeooo:paragraph-rsid="00050de8" style:font-size-asian="8pt" style:font-size-complex="8pt" text:display="true"/>
    </style:style>
    <style:style style:name="P57" style:family="paragraph" style:parent-style-name="Standard">
      <style:paragraph-properties fo:margin-top="0in" fo:margin-bottom="0in" style:contextual-spacing="true"/>
      <style:text-properties style:font-name="Times New Roman" fo:font-size="11pt" officeooo:rsid="001227e4" officeooo:paragraph-rsid="000bf5ad" style:font-size-asian="11pt" style:font-size-complex="11pt"/>
    </style:style>
    <style:style style:name="P58" style:family="paragraph" style:parent-style-name="Standard">
      <style:paragraph-properties fo:margin-top="0in" fo:margin-bottom="0in" style:contextual-spacing="true"/>
      <style:text-properties style:font-name="Times New Roman" fo:font-size="11pt" officeooo:rsid="000d7eb9" officeooo:paragraph-rsid="00095acd" style:font-size-asian="11pt" style:font-size-complex="11pt"/>
    </style:style>
    <style:style style:name="P59" style:family="paragraph" style:parent-style-name="Standard" style:list-style-name="WWNum17">
      <style:paragraph-properties fo:margin-top="0in" fo:margin-bottom="0in" style:contextual-spacing="true"/>
      <style:text-properties officeooo:paragraph-rsid="00050de8"/>
    </style:style>
    <style:style style:name="P60" style:family="paragraph" style:parent-style-name="Standard">
      <style:paragraph-properties fo:margin-top="0in" fo:margin-bottom="0in" style:contextual-spacing="true"/>
      <style:text-properties style:font-name="Courier 10 Pitch" fo:font-size="11pt" officeooo:rsid="0012065c" officeooo:paragraph-rsid="000bf5ad" style:font-size-asian="11pt" style:font-size-complex="11pt"/>
    </style:style>
    <style:style style:name="P61" style:family="paragraph" style:parent-style-name="Standard" style:list-style-name="WWNum2">
      <style:paragraph-properties fo:margin-left="0.5in" fo:margin-right="0in" fo:text-align="justify" style:justify-single-word="false" fo:text-indent="-0.25in" style:auto-text-indent="false">
        <style:tab-stops>
          <style:tab-stop style:position="0.25in"/>
        </style:tab-stops>
      </style:paragraph-properties>
      <style:text-properties officeooo:paragraph-rsid="0015294b"/>
    </style:style>
    <style:style style:name="P62" style:family="paragraph" style:parent-style-name="Standard">
      <style:paragraph-properties fo:margin-left="0.9846in" fo:margin-right="0in" fo:margin-top="0in" fo:margin-bottom="0in" style:contextual-spacing="true" fo:text-indent="0in" style:auto-text-indent="false"/>
      <style:text-properties style:font-name="Courier 10 Pitch" fo:font-size="10.5pt" fo:font-style="italic" officeooo:rsid="001227e4" officeooo:paragraph-rsid="000bf5ad" style:font-size-asian="10.5pt" style:font-style-asian="italic" style:font-size-complex="10.5pt" style:font-style-complex="italic"/>
    </style:style>
    <style:style style:name="P63" style:family="paragraph" style:parent-style-name="Standard">
      <style:paragraph-properties fo:margin-left="0.9846in" fo:margin-right="0in" fo:margin-top="0in" fo:margin-bottom="0in" style:contextual-spacing="true" fo:text-indent="0in" style:auto-text-indent="false"/>
      <style:text-properties style:font-name="Courier 10 Pitch" fo:font-size="10.5pt" fo:font-style="italic" officeooo:rsid="001227e4" officeooo:paragraph-rsid="000ce033" style:font-size-asian="10.5pt" style:font-style-asian="italic" style:font-size-complex="10.5pt" style:font-style-complex="italic"/>
    </style:style>
    <style:style style:name="P64" style:family="paragraph" style:parent-style-name="Standard">
      <style:paragraph-properties fo:margin-left="0.9846in" fo:margin-right="0in" fo:margin-top="0in" fo:margin-bottom="0in" style:contextual-spacing="true" fo:text-indent="0in" style:auto-text-indent="false"/>
      <style:text-properties style:font-name="Courier 10 Pitch" fo:font-size="10.5pt" fo:font-style="italic" fo:font-weight="bold" officeooo:rsid="001227e4" officeooo:paragraph-rsid="000bf5ad" style:font-size-asian="10.5pt" style:font-style-asian="italic" style:font-weight-asian="bold" style:font-size-complex="10.5pt" style:font-style-complex="italic" style:font-weight-complex="bold"/>
    </style:style>
    <style:style style:name="P65" style:family="paragraph" style:parent-style-name="Standard">
      <style:paragraph-properties fo:margin-left="0.9846in" fo:margin-right="0in" fo:margin-top="0in" fo:margin-bottom="0in" style:contextual-spacing="true" fo:text-indent="0in" style:auto-text-indent="false"/>
      <style:text-properties style:font-name="Courier 10 Pitch" fo:font-size="10.5pt" officeooo:rsid="001227e4" officeooo:paragraph-rsid="000ce033" style:font-size-asian="10.5pt" style:font-size-complex="10.5pt"/>
    </style:style>
    <style:style style:name="P66" style:family="paragraph" style:parent-style-name="List_20_Paragraph">
      <style:paragraph-properties fo:margin-left="1.5in" fo:margin-right="0in" fo:margin-top="0in" fo:margin-bottom="0in" style:contextual-spacing="true" fo:text-indent="0in" style:auto-text-indent="false"/>
      <style:text-properties officeooo:paragraph-rsid="0008443a"/>
    </style:style>
    <style:style style:name="P67" style:family="paragraph" style:parent-style-name="List_20_Paragraph" style:list-style-name="WWNum21">
      <style:paragraph-properties fo:margin-left="0.75in" fo:margin-right="0in" fo:margin-top="0in" fo:margin-bottom="0in" style:contextual-spacing="true" fo:text-indent="-0.5in" style:auto-text-indent="false"/>
      <style:text-properties officeooo:paragraph-rsid="00050de8"/>
    </style:style>
    <style:style style:name="P68" style:family="paragraph" style:parent-style-name="List_20_Paragraph">
      <style:paragraph-properties fo:margin-left="0.75in" fo:margin-right="0in" fo:margin-top="0in" fo:margin-bottom="0in" style:contextual-spacing="true" fo:text-indent="0in" style:auto-text-indent="false"/>
      <style:text-properties fo:font-size="6pt" officeooo:paragraph-rsid="00050de8" style:font-size-asian="6pt" style:font-size-complex="6pt" text:display="true"/>
    </style:style>
    <style:style style:name="P69" style:family="paragraph" style:parent-style-name="List_20_Paragraph" style:list-style-name="WWNum21">
      <style:paragraph-properties fo:margin-left="0in" fo:margin-right="0in" fo:margin-top="0in" fo:margin-bottom="0in" style:contextual-spacing="true" fo:text-indent="0in" style:auto-text-indent="false"/>
      <style:text-properties fo:font-weight="normal" officeooo:paragraph-rsid="0008443a" style:font-weight-asian="normal" style:font-weight-complex="normal"/>
    </style:style>
    <style:style style:name="P70" style:family="paragraph" style:parent-style-name="List_20_Paragraph" style:list-style-name="WWNum19">
      <style:paragraph-properties fo:margin-top="0in" fo:margin-bottom="0in" style:contextual-spacing="true"/>
      <style:text-properties officeooo:paragraph-rsid="00050de8"/>
    </style:style>
    <style:style style:name="P71" style:family="paragraph" style:parent-style-name="List_20_Paragraph" style:list-style-name="WWNum22">
      <style:paragraph-properties fo:margin-top="0in" fo:margin-bottom="0in" style:contextual-spacing="true"/>
      <style:text-properties officeooo:paragraph-rsid="00050de8"/>
    </style:style>
    <style:style style:name="P72" style:family="paragraph" style:parent-style-name="List_20_Paragraph" style:list-style-name="WWNum20">
      <style:paragraph-properties fo:margin-top="0in" fo:margin-bottom="0in" style:contextual-spacing="true"/>
      <style:text-properties officeooo:paragraph-rsid="00050de8"/>
    </style:style>
    <style:style style:name="P73" style:family="paragraph" style:parent-style-name="List_20_Paragraph" style:list-style-name="WWNum23">
      <style:paragraph-properties fo:margin-top="0in" fo:margin-bottom="0in" style:contextual-spacing="true"/>
      <style:text-properties officeooo:paragraph-rsid="00050de8"/>
    </style:style>
    <style:style style:name="P74" style:family="paragraph" style:parent-style-name="List_20_Paragraph" style:list-style-name="WWNum23">
      <style:paragraph-properties fo:margin-top="0in" fo:margin-bottom="0in" style:contextual-spacing="true"/>
      <style:text-properties officeooo:rsid="00075938" officeooo:paragraph-rsid="00075938"/>
    </style:style>
    <style:style style:name="P75" style:family="paragraph" style:parent-style-name="List_20_Paragraph">
      <style:paragraph-properties fo:margin-top="0in" fo:margin-bottom="0in" style:contextual-spacing="true"/>
      <style:text-properties fo:font-size="6pt" officeooo:paragraph-rsid="00050de8" style:font-size-asian="6pt" style:font-size-complex="6pt" text:display="true"/>
    </style:style>
    <style:style style:name="T1" style:family="text">
      <style:text-properties text:display="true"/>
    </style:style>
    <style:style style:name="T2" style:family="text">
      <style:text-properties officeooo:rsid="0007c174" text:display="true"/>
    </style:style>
    <style:style style:name="T3" style:family="text">
      <style:text-properties officeooo:rsid="000d38fc" text:display="true"/>
    </style:style>
    <style:style style:name="T4" style:family="text">
      <style:text-properties officeooo:rsid="0015b8ac" text:display="true"/>
    </style:style>
    <style:style style:name="T5" style:family="text">
      <style:text-properties officeooo:rsid="00134173" text:display="true"/>
    </style:style>
    <style:style style:name="T6" style:family="text">
      <style:text-properties officeooo:rsid="0018b601" text:display="true"/>
    </style:style>
    <style:style style:name="T7" style:family="text">
      <style:text-properties officeooo:rsid="001b33ce" text:display="true"/>
    </style:style>
    <style:style style:name="T8" style:family="text">
      <style:text-properties officeooo:rsid="001dd5cb" text:display="true"/>
    </style:style>
    <style:style style:name="T9" style:family="text">
      <style:text-properties officeooo:rsid="0027edea" text:display="true"/>
    </style:style>
    <style:style style:name="T10" style:family="text">
      <style:text-properties officeooo:rsid="0029985c" text:display="true"/>
    </style:style>
    <style:style style:name="T11" style:family="text">
      <style:text-properties style:font-name="Arial" fo:font-weight="bold" style:font-weight-asian="bold" style:font-name-complex="Arial1" style:font-size-complex="24pt" style:font-weight-complex="bold" text:display="true"/>
    </style:style>
    <style:style style:name="T12" style:family="text">
      <style:text-properties style:font-name="Arial" fo:font-size="11pt" fo:font-weight="bold" style:font-size-asian="11pt" style:font-weight-asian="bold" style:font-name-complex="Arial1" style:font-size-complex="22pt" style:font-weight-complex="bold" text:display="true"/>
    </style:style>
    <style:style style:name="T13" style:family="text">
      <style:text-properties style:text-position="super 58%" style:font-name="Arial" fo:font-size="11pt" fo:font-weight="bold" style:font-size-asian="11pt" style:font-weight-asian="bold" style:font-name-complex="Arial1" style:font-size-complex="22pt" style:font-weight-complex="bold" text:display="true"/>
    </style:style>
    <style:style style:name="T14" style:family="text">
      <style:text-properties fo:text-transform="uppercase" style:font-name="Arial" fo:font-size="5pt" fo:font-weight="bold" style:font-size-asian="5pt" style:font-weight-asian="bold" style:font-name-complex="Arial1" style:font-size-complex="11pt" text:display="true"/>
    </style:style>
    <style:style style:name="T15" style:family="text">
      <style:text-properties style:font-name="Calibri" style:text-underline-style="solid" style:text-underline-width="auto" style:text-underline-color="font-color" text:display="true"/>
    </style:style>
    <style:style style:name="T16" style:family="text">
      <style:text-properties style:font-name="Calibri" text:display="true"/>
    </style:style>
    <style:style style:name="T17" style:family="text">
      <style:text-properties style:font-name="Calibri" fo:font-weight="bold" style:font-weight-asian="bold" text:display="true"/>
    </style:style>
    <style:style style:name="T18" style:family="text">
      <style:text-properties style:font-name="Calibri" fo:font-size="11pt" style:font-size-asian="11pt" style:font-name-complex="Arial1" style:font-size-complex="22pt" style:font-weight-complex="bold" text:display="true"/>
    </style:style>
    <style:style style:name="T19" style:family="text">
      <style:text-properties fo:color="#ff0000" style:font-name="Calibri" fo:font-weight="bold" style:font-weight-asian="bold" text:display="true"/>
    </style:style>
    <style:style style:name="T20" style:family="text">
      <style:text-properties style:text-underline-style="solid" style:text-underline-width="auto" style:text-underline-color="font-color" fo:font-weight="bold" style:font-weight-asian="bold" text:display="true"/>
    </style:style>
    <style:style style:name="T21" style:family="text">
      <style:text-properties style:text-underline-style="solid" style:text-underline-width="auto" style:text-underline-color="font-color" text:display="true"/>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text:display="true"/>
    </style:style>
    <style:style style:name="T24" style:family="text">
      <style:text-properties fo:font-weight="bold" style:font-weight-asian="bold" text:display="true"/>
    </style:style>
    <style:style style:name="T25" style:family="text">
      <style:text-properties fo:font-weight="bold" officeooo:rsid="001947fb" style:font-weight-asian="bold" text:display="true"/>
    </style:style>
    <style:style style:name="T26" style:family="text">
      <style:text-properties fo:font-style="italic" style:font-style-asian="italic" text:display="true"/>
    </style:style>
    <style:style style:name="T27" style:family="text">
      <style:text-properties fo:font-style="italic" style:font-style-asian="italic" style:font-weight-complex="bold" text:display="true"/>
    </style:style>
    <style:style style:name="T28" style:family="text">
      <style:text-properties fo:font-style="italic" style:font-style-asian="italic" style:font-style-complex="italic"/>
    </style:style>
    <style:style style:name="T29" style:family="text">
      <style:text-properties style:font-weight-complex="bold" text:display="true"/>
    </style:style>
    <style:style style:name="T30" style:family="text">
      <style:text-properties fo:font-size="11pt" fo:font-weight="bold" style:font-size-asian="11pt" style:font-weight-asian="bold" style:font-size-complex="11pt" text:display="true"/>
    </style:style>
    <style:style style:name="T31" style:family="text">
      <style:text-properties fo:font-size="11pt" fo:font-style="italic" style:font-size-asian="11pt" style:font-style-asian="italic" style:font-size-complex="11pt" text:display="true"/>
    </style:style>
    <style:style style:name="T32" style:family="text">
      <style:text-properties fo:color="#231f20" fo:font-size="11pt" fo:font-style="italic" style:font-size-asian="11pt" style:font-style-asian="italic" style:font-size-complex="11pt" text:display="true"/>
    </style:style>
    <style:style style:name="T33" style:family="text">
      <style:text-properties fo:color="#231f20" fo:font-size="11pt" fo:font-style="italic" style:font-size-asian="11pt" style:font-style-asian="italic" style:font-size-complex="11pt" style:font-style-complex="italic" text:display="true"/>
    </style:style>
    <style:style style:name="T34" style:family="text">
      <style:text-properties fo:color="#231f20" fo:font-size="11pt" fo:font-style="italic" style:font-size-asian="11pt" style:font-style-asian="italic" style:font-name-complex="CMSY101" style:font-size-complex="11pt" style:font-style-complex="italic" text:display="true"/>
    </style:style>
    <style:style style:name="T35" style:family="text">
      <style:text-properties fo:language="en" fo:country="GB"/>
    </style:style>
    <style:style style:name="T36" style:family="text">
      <style:text-properties fo:language="en" fo:country="GB" text:display="true"/>
    </style:style>
    <style:style style:name="T37" style:family="text">
      <style:text-properties fo:language="en" fo:country="GB" officeooo:rsid="000a9987" text:display="true"/>
    </style:style>
    <style:style style:name="T38" style:family="text">
      <style:text-properties fo:language="en" fo:country="GB" fo:font-weight="bold" style:font-weight-asian="bold" text:display="true"/>
    </style:style>
    <style:style style:name="T39" style:family="text">
      <style:text-properties officeooo:rsid="00050de8"/>
    </style:style>
    <style:style style:name="T40" style:family="text">
      <style:text-properties style:font-name="Times New Roman" fo:font-size="11pt" officeooo:rsid="0010e4be" style:font-size-asian="11pt" style:font-size-complex="11pt" text:display="true"/>
    </style:style>
    <style:style style:name="T41" style:family="text">
      <style:text-properties style:font-name="Times New Roman" fo:font-size="11pt" officeooo:rsid="001aaeb8" style:font-size-asian="11pt" style:font-size-complex="11pt" text:display="true"/>
    </style:style>
    <style:style style:name="T42" style:family="text">
      <style:text-properties style:font-name="Times New Roman" fo:font-size="11pt" officeooo:rsid="00164e7f" style:font-size-asian="11pt" style:font-size-complex="11pt" text:display="true"/>
    </style:style>
    <style:style style:name="T43" style:family="text">
      <style:text-properties officeooo:rsid="0010e4be"/>
    </style:style>
    <style:style style:name="T44" style:family="text">
      <style:text-properties officeooo:rsid="000d38fc"/>
    </style:style>
    <style:style style:name="T45" style:family="text">
      <style:text-properties officeooo:rsid="00160431"/>
    </style:style>
    <style:style style:name="T46" style:family="text">
      <style:text-properties style:font-name="Liberation Serif" fo:font-style="italic" style:font-style-asian="italic" style:font-style-complex="italic"/>
    </style:style>
    <style:style style:name="T47" style:family="text">
      <style:text-properties style:font-name="Times New Roman" text:display="true"/>
    </style:style>
    <style:style style:name="T48" style:family="text">
      <style:text-properties style:font-name="Times New Roman" fo:font-size="12pt" style:font-size-asian="12pt" style:font-size-complex="12pt" text:display="true"/>
    </style:style>
    <style:style style:name="T49" style:family="text">
      <style:text-properties style:font-name="Times New Roman" fo:font-size="12pt" officeooo:rsid="001314d6" style:font-size-asian="12pt" style:font-size-complex="12pt" text:display="true"/>
    </style:style>
    <style:style style:name="T50" style:family="text">
      <style:text-properties officeooo:rsid="0020b943"/>
    </style:style>
    <style:style style:name="T51" style:family="text">
      <style:text-properties officeooo:rsid="0020eaf4"/>
    </style:style>
    <style:style style:name="T52" style:family="text">
      <style:text-properties officeooo:rsid="0022d3c6"/>
    </style:style>
    <style:style style:name="T53" style:family="text">
      <style:text-properties officeooo:rsid="0022d4c4"/>
    </style:style>
    <style:style style:name="T54" style:family="text">
      <style:text-properties officeooo:rsid="00240103"/>
    </style:style>
    <style:style style:name="T55" style:family="text">
      <style:text-properties officeooo:rsid="00258ab7"/>
    </style:style>
    <style:style style:name="T56" style:family="text">
      <style:text-properties officeooo:rsid="0025de32"/>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1">National University of Computer &amp; Emerging Sciences, Karachi<text:line-break/></text:span><text:span text:style-name="T12">Spring-2017 CS-Department<text:line-break/>Final Examination<text:line-break/>22</text:span><text:span text:style-name="T13">nd</text:span><text:span text:style-name="T12"> May 2017, 9:00 am – 12 noon</text:span><draw:frame draw:style-name="fr1" draw:name="Image4" text:anchor-type="char" svg:x="-0.1772in" svg:y="0.1382in" svg:width="0.7189in" svg:height="0.3126in" draw:z-index="0"><draw:image xlink:href="Pictures/10000000000000450000001E937EEE41.png" xlink:type="simple" xlink:show="embed" xlink:actuate="onLoad"/><svg:desc>Fast</svg:desc></draw:frame><draw:frame draw:style-name="fr2" draw:name="Image5" text:anchor-type="char" svg:x="6.8638in" svg:y="0.0791in" svg:width="0.7146in" svg:height="0.3866in" draw:z-index="1"><draw:image xlink:href="Pictures/2000003E000000C80000007B283207D8.wmf" xlink:type="simple" xlink:show="embed" xlink:actuate="onLoad"/></draw:fram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12">Course Code: CS 205</text:span></text:p>
          </table:table-cell>
          <table:table-cell table:style-name="Table1.A1" table:number-columns-spanned="2" office:value-type="string">
            <text:p text:style-name="P2"><text:span text:style-name="T12">Course Name: Operating Systems</text:span></text:p>
          </table:table-cell>
          <table:covered-table-cell/>
        </table:table-row>
        <table:table-row table:style-name="Table1.1">
          <table:table-cell table:style-name="Table1.A1" table:number-columns-spanned="3" office:value-type="string">
            <text:p text:style-name="P2"><text:span text:style-name="T12">Instructor Names: <text:s/>Dr. Hasina Khatoon <text:s/>+ Ms. Mahwish Amjad</text:span></text:p>
          </table:table-cell>
          <table:covered-table-cell/>
          <table:covered-table-cell/>
        </table:table-row>
        <table:table-row table:style-name="Table1.1">
          <table:table-cell table:style-name="Table1.A1" table:number-columns-spanned="2" office:value-type="string">
            <text:p text:style-name="P2"><text:span text:style-name="T12">Student Roll No:</text:span></text:p>
          </table:table-cell>
          <table:covered-table-cell/>
          <table:table-cell table:style-name="Table1.A1" office:value-type="string">
            <text:p text:style-name="P2"><text:span text:style-name="T12">Section No:</text:span></text:p>
          </table:table-cell>
        </table:table-row>
      </table:table>
      <text:p text:style-name="P20"><text:span text:style-name="T14"><text:s text:c="6"/><text:line-break/></text:span><text:span text:style-name="T15">Instructions:</text:span></text:p>
      <text:list xml:id="list3671344831623261719" text:style-name="WWNum2">
        <text:list-item>
          <text:p text:style-name="P61"><text:span text:style-name="T16">Read each question completely before answering it. There are </text:span><text:span text:style-name="T17">7</text:span><text:span text:style-name="T19"> </text:span><text:span text:style-name="T17">questions on 4 pages </text:span></text:p>
        </text:list-item>
        <text:list-item>
          <text:p text:style-name="P61"><text:span text:style-name="T17">Attempt all questions</text:span></text:p>
        </text:list-item>
        <text:list-item>
          <text:p text:style-name="P61"><text:span text:style-name="T16">In case of any ambiguity, you may make assumptions, but your assumption should not contradict any statement in the question paper.</text:span></text:p>
        </text:list-item>
      </text:list>
      <text:p text:style-name="P55"><text:span text:style-name="T18">Time: <text:s/>3 Hrs (180 minutes).<text:tab/><text:tab/><text:tab/><text:tab/><text:tab/> <text:s text:c="21"/>Max Marks: <text:s/>100</text:span></text:p>
      <text:p text:style-name="P53"/>
      <text:p text:style-name="P15">QUESTION # <text:span text:style-name="T52">1</text:span>(MARKS 1<text:span text:style-name="T52">0</text:span>)</text:p>
      <text:p text:style-name="P12"/>
      <text:p text:style-name="P26"><text:span text:style-name="T23">Q1(a) </text:span><text:span text:style-name="T24">(i)</text:span><text:span text:style-name="T1"> How is a </text:span><text:span text:style-name="T26">system call </text:span><text:span text:style-name="T1">different from a call given to a function from a user program? (1.5)</text:span></text:p>
      <text:p text:style-name="P27"/>
      <text:p text:style-name="P21"><text:span text:style-name="T23">(ii) </text:span><text:span text:style-name="T29">What is meant by </text:span><text:span text:style-name="T27">virtualization </text:span><text:span text:style-name="T29">used in the context of operating system? (1.5)</text:span></text:p>
      <text:p text:style-name="P22"/>
      <text:p text:style-name="P34"><text:span text:style-name="T23">(iii)</text:span><text:span text:style-name="T29"> Why is it desirable to separate </text:span><text:span text:style-name="T27">mechanisms</text:span><text:span text:style-name="T29"> from </text:span><text:span text:style-name="T27">policies</text:span><text:span text:style-name="T29">? Give an example to illustrate. (2)</text:span></text:p>
      <text:p text:style-name="P22"/>
      <text:p text:style-name="P26"><text:span text:style-name="T24">Q1 (b)</text:span><text:span text:style-name="T1"> What are </text:span><text:span text:style-name="T26">privileged instructions</text:span><text:span text:style-name="T1">? Which of the following operations are classified as privileged and which of them are non-privileged? Give reason(s) for your answer. <text:s/></text:span><text:span text:style-name="T4">(5)</text:span><text:span text:style-name="T1"><text:tab/><text:tab/><text:tab/><text:tab/><text:tab/><text:tab/><text:tab/></text:span></text:p>
      <text:list xml:id="list5179526690802471842" text:style-name="WWNum19">
        <text:list-item>
          <text:p text:style-name="P70"><text:span text:style-name="T1">Update the value of the system timer</text:span></text:p>
        </text:list-item>
        <text:list-item>
          <text:p text:style-name="P70"><text:span text:style-name="T1">Set the mode bit.</text:span></text:p>
        </text:list-item>
        <text:list-item>
          <text:p text:style-name="P70"><text:span text:style-name="T1">Read the value of timer/counter</text:span></text:p>
        </text:list-item>
        <text:list-item>
          <text:p text:style-name="P70"><text:span text:style-name="T1">Read the status of a user process.</text:span></text:p>
        </text:list-item>
        <text:list-item>
          <text:p text:style-name="P70"><text:span text:style-name="T39">Set the priority of a process</text:span></text:p>
        </text:list-item>
      </text:list>
      <text:p text:style-name="P35"/>
      <text:p text:style-name="P17">QUESTION # <text:span text:style-name="T53">2</text:span>(MARKS 1<text:span text:style-name="T54">4</text:span>)</text:p>
      <text:p text:style-name="P35"/>
      <text:p text:style-name="P35"><text:span text:style-name="T23">Q2 (a)</text:span><text:span text:style-name="T1"> </text:span><text:span text:style-name="T24">(i) </text:span><text:span text:style-name="T1">Is it possible to achieve </text:span><text:span text:style-name="T26">concurrency</text:span><text:span text:style-name="T1"> in a single core (single processor) system? How? (1.5) </text:span></text:p>
      <text:p text:style-name="P27"/>
      <text:p text:style-name="P36"><text:span text:style-name="T24">(ii) </text:span><text:span text:style-name="T1">Differentiate between </text:span><text:span text:style-name="T26">direct</text:span><text:span text:style-name="T1"> and </text:span><text:span text:style-name="T26">indirect</text:span><text:span text:style-name="T1"> communication through message passing for interprocess communication. (1.5) </text:span></text:p>
      <text:p text:style-name="P37"/>
      <text:p text:style-name="P36"><text:span text:style-name="T24">(iii)</text:span><text:span text:style-name="T1"> What types of send and receive operations are implemented in </text:span><text:span text:style-name="T26">synchronous </text:span><text:span text:style-name="T1">and </text:span><text:span text:style-name="T26">asynchronous </text:span><text:span text:style-name="T1">communication? (2)</text:span></text:p>
      <text:p text:style-name="P56"/>
      <text:p text:style-name="P26"><text:span text:style-name="T24">Q2 (b) </text:span><text:span text:style-name="T1">For the following code fragment for two process solution for critical section problem, variable1 and variable2 have been assigned random values, which may or may not be equal, identify the problem that might occur: <text:s text:c="2"/>(4)</text:span></text:p>
      <text:p text:style-name="P52"><text:span text:style-name="T24"><text:tab/></text:span><text:span text:style-name="T30">Process P0<text:tab/><text:tab/><text:tab/><text:tab/><text:tab/>Process <text:s/>P1</text:span></text:p>
      <text:p text:style-name="P52"><text:span text:style-name="T30"><text:tab/></text:span><text:span text:style-name="T31">While (variable1==variable2)<text:tab/><text:tab/><text:tab/>While (variable1!=variable2)</text:span></text:p>
      <text:p text:style-name="P52"><text:span text:style-name="T31"><text:tab/> <text:s text:c="4"/>Critical section<text:tab/><text:tab/><text:tab/><text:tab/> <text:s text:c="5"/>Critical section</text:span></text:p>
      <text:p text:style-name="P52"><text:span text:style-name="T31"><text:tab/>variable1 = variable2;<text:tab/><text:tab/><text:tab/><text:tab/>variable2 = not (variable1)</text:span></text:p>
      <text:p text:style-name="P52"/>
      <text:p text:style-name="P52"/>
      <text:p text:style-name="P52"><text:span text:style-name="T24">Q2(c) </text:span><text:span text:style-name="T1">What would be the output at lines X and Y <text:s text:c="8"/>(5)</text:span></text:p>
      <text:p text:style-name="P43"><text:span text:style-name="T32">#include </text:span><text:span text:style-name="T33">&lt;</text:span><text:span text:style-name="T32">sys/types.h</text:span><text:span text:style-name="T33">&gt;</text:span></text:p>
      <text:p text:style-name="P43"><text:span text:style-name="T32">#include </text:span><text:span text:style-name="T33">&lt;</text:span><text:span text:style-name="T32">stdio.h</text:span><text:span text:style-name="T33">&gt;</text:span></text:p>
      <text:p text:style-name="P43"><text:span text:style-name="T32">#include </text:span><text:span text:style-name="T33">&lt;</text:span><text:span text:style-name="T32">unistd.h</text:span><text:span text:style-name="T33">&gt;</text:span></text:p>
      <text:p text:style-name="P43"><text:span text:style-name="T32">#define SIZE 5</text:span></text:p>
      <text:p text:style-name="P41"/>
      <text:p text:style-name="P43"><text:span text:style-name="T32">int nums[SIZE] = </text:span><text:span text:style-name="T33">{</text:span><text:span text:style-name="T32">0,1,2,3,4</text:span><text:span text:style-name="T33">}</text:span><text:span text:style-name="T32">;</text:span></text:p>
      <text:p text:style-name="P42"/>
      <text:p text:style-name="P43"><text:span text:style-name="T32">int main()</text:span></text:p>
      <text:p text:style-name="P43"><text:soft-page-break/><text:span text:style-name="T33">{</text:span></text:p>
      <text:p text:style-name="P43"><text:span text:style-name="T32">int i;</text:span></text:p>
      <text:p text:style-name="P43"><text:span text:style-name="T32">pid t pid;</text:span></text:p>
      <text:p text:style-name="P44"><text:span text:style-name="T32">pid = fork();</text:span></text:p>
      <text:p text:style-name="P44"><text:span text:style-name="T32">if (pid == 0) </text:span><text:span text:style-name="T33">{</text:span></text:p>
      <text:p text:style-name="P45"><text:span text:style-name="T32">for (i = 0; i &lt; SIZE; i++) </text:span><text:span text:style-name="T33">{</text:span></text:p>
      <text:p text:style-name="P46"><text:span text:style-name="T32">nums[i] *= -i;</text:span></text:p>
      <text:p text:style-name="P46"><text:span text:style-name="T32">printf("CHILD: %d ",nums[i]); /* LINE X */</text:span></text:p>
      <text:p text:style-name="P45"><text:span text:style-name="T33">}</text:span></text:p>
      <text:p text:style-name="P44"><text:span text:style-name="T33">}</text:span></text:p>
      <text:p text:style-name="P44"><text:span text:style-name="T32">else if (pid &gt; 0) </text:span><text:span text:style-name="T33">{</text:span></text:p>
      <text:p text:style-name="P44"><text:span text:style-name="T32">wait(NULL);</text:span></text:p>
      <text:p text:style-name="P45"><text:span text:style-name="T32">for (i = 0; i &lt; SIZE; i++)</text:span></text:p>
      <text:p text:style-name="P46"><text:span text:style-name="T32">printf("PARENT: %d ",nums[i]); /* LINE Y */</text:span></text:p>
      <text:p text:style-name="P45"><text:span text:style-name="T33">}</text:span></text:p>
      <text:p text:style-name="P44"><text:span text:style-name="T32">return 0;</text:span></text:p>
      <text:p text:style-name="P43"><text:span text:style-name="T34">}</text:span></text:p>
      <text:p text:style-name="P40"/>
      <text:p text:style-name="P14">QUESTION # <text:span text:style-name="T51">3</text:span>(MARKS <text:s/><text:span text:style-name="T51">8</text:span>)</text:p>
      <text:p text:style-name="P33"/>
      <text:p text:style-name="P28"><text:span text:style-name="T24">Q3 (a) </text:span><text:span text:style-name="T47"><text:s/></text:span><text:span text:style-name="T49">A small computer has four page frames. At the first clock tick, the </text:span><text:span text:style-name="T48">R bits are 1110 (page 3 is 0, the rest are 1). At subsequent clock ticks, the values are 1001, 1100, 1101, 0010, 1010, 1100, and 0011.</text:span></text:p>
      <text:p text:style-name="P1"><text:tab/>If the <text:span text:style-name="T45">counter based </text:span>algorithm is used with an 8-bit counter, give the <text:s/><text:span text:style-name="T1">values of the four counters after the last <text:tab/>tick. <text:s/>(</text:span><text:span text:style-name="T4">4</text:span><text:span text:style-name="T1">)</text:span></text:p>
      <text:p text:style-name="P39"/>
      <text:p text:style-name="P49"/>
      <text:p text:style-name="P13"><text:span text:style-name="T24">Q3(b)</text:span><text:span text:style-name="T1"> </text:span><text:span text:style-name="T5">Consider the given implementation of readers writer problem </text:span></text:p>
      <text:p text:style-name="P60"/>
      <text:p text:style-name="P62">Semaphore mutex <text:s/>initialized to 1 </text:p>
      <text:p text:style-name="P62">Semaphore wrt <text:s/>initialized to 2</text:p>
      <text:p text:style-name="P62">Integer readcount <text:s/>initialized to 0 </text:p>
      <text:p text:style-name="P62"/>
      <text:p text:style-name="P64">WRITER </text:p>
      <text:p text:style-name="P62">do </text:p>
      <text:p text:style-name="P62"><text:tab/>{ </text:p>
      <text:p text:style-name="P62"><text:s/><text:tab/>wait (wrt) ; <text:s text:c="11"/></text:p>
      <text:p text:style-name="P62"><text:s text:c="2"/><text:tab/><text:tab/> // <text:s text:c="3"/>writing is performed </text:p>
      <text:p text:style-name="P62"><text:s/><text:tab/>signal (wrt) ; </text:p>
      <text:p text:style-name="P63"><text:tab/>} </text:p>
      <text:p text:style-name="P63">while (TRUE); </text:p>
      <text:p text:style-name="P62"><text:span text:style-name="T22">READER </text:span></text:p>
      <text:p text:style-name="P63">do </text:p>
      <text:p text:style-name="P63">{ </text:p>
      <text:p text:style-name="P62"><text:tab/>wait (mutex) ; </text:p>
      <text:p text:style-name="P62"><text:tab/>readcount ++ ; <text:s/></text:p>
      <text:p text:style-name="P62"><text:tab/><text:tab/>wait (wrt) ; </text:p>
      <text:p text:style-name="P62"><text:tab/>signal (mutex) </text:p>
      <text:p text:style-name="P62"><text:s text:c="16"/></text:p>
      <text:p text:style-name="P62"><text:tab/><text:tab/>// reading is performed </text:p>
      <text:p text:style-name="P62"><text:tab/>wait (mutex) ; </text:p>
      <text:p text:style-name="P62"><text:tab/>readcount <text:s/>­ ­ ; </text:p>
      <text:p text:style-name="P62"><text:s text:c="7"/></text:p>
      <text:p text:style-name="P62"><text:s/><text:tab/><text:tab/>signal (wrt) ; </text:p>
      <text:p text:style-name="P62"><text:s/><text:tab/>signal (mutex) ; </text:p>
      <text:p text:style-name="P63"><text:s/>} </text:p>
      <text:p text:style-name="P65"><text:span text:style-name="T46">while (TRUE)</text:span><text:span text:style-name="T28"> </text:span></text:p>
      <text:p text:style-name="P57">1. How many readers are allowed to enter in the critical region for above code fragment ? <text:span text:style-name="T44">(2)</text:span></text:p>
      <text:p text:style-name="P3"><text:span text:style-name="T1">2. Does the above code fragment satisfy mutual exclusion criteria?</text:span><text:span text:style-name="T3">(2) </text:span></text:p>
      <text:p text:style-name="P5"/>
      <text:p text:style-name="P10"/>
      <text:p text:style-name="P10"/>
      <text:p text:style-name="P10"/>
      <text:p text:style-name="P17"><text:soft-page-break/></text:p>
      <text:p text:style-name="P17">QUESTION # <text:span text:style-name="T55">4</text:span>(MARKS <text:span text:style-name="T56">22</text:span>)</text:p>
      <text:p text:style-name="P17"/>
      <text:p text:style-name="P51"><text:span text:style-name="T24">Q4(a) </text:span><text:span text:style-name="T40">How many page faults will occur in the given code fragment if each page is stored in </text:span><text:span text:style-name="T41">a</text:span><text:span text:style-name="T40"> row major order.</text:span><text:span text:style-name="T42">(2)</text:span></text:p>
      <text:p text:style-name="P58"><text:tab/><text:tab/> i, j; </text:p>
      <text:p text:style-name="P58"><text:tab/><text:tab/>int[<text:span text:style-name="T43">512</text:span>][<text:span text:style-name="T43">512</text:span>] data; </text:p>
      <text:p text:style-name="P58"><text:tab/><text:tab/>for (j = 0; j &lt; <text:span text:style-name="T43">512</text:span>; j++) </text:p>
      <text:p text:style-name="P58"><text:tab/><text:tab/>for (i = 0; i &lt; <text:span text:style-name="T43">512</text:span>; i++) </text:p>
      <text:p text:style-name="P58"><text:tab/><text:tab/>data[i][j] = 0;</text:p>
      <text:p text:style-name="P6"><text:span text:style-name="T35"><text:s text:c="112"/></text:span></text:p>
      <text:p text:style-name="P6"><text:span text:style-name="T1"><text:tab/></text:span></text:p>
      <text:p text:style-name="P6"><text:span text:style-name="T24"><text:tab/>(ii)</text:span><text:span text:style-name="T1"> Why does disabling of interrupts affect the system clock? (1)</text:span></text:p>
      <text:p text:style-name="P4"/>
      <text:p text:style-name="P5"><text:span text:style-name="T1"><text:tab/></text:span><text:span text:style-name="T24">(iii)</text:span><text:span text:style-name="T1"> Differentiate between </text:span><text:span text:style-name="T26">busy waiting</text:span><text:span text:style-name="T1"> and </text:span><text:span text:style-name="T26">blocking</text:span><text:span text:style-name="T1"> used as the waiting algorithm for entry into the critical section. When is one preferred over the other? (3)</text:span></text:p>
      <text:p text:style-name="P7"/>
      <text:p text:style-name="P29"><text:span text:style-name="T23">Q4(b)</text:span><text:span text:style-name="T1"> </text:span><text:span text:style-name="T36">What do you understand by the page replacement policy of virtual memory? For the following sequence of page references, give the number of page faults for each of the following replacement policies if 4-frames are allocated to each process: <text:s text:c="4"/>(9)</text:span></text:p>
      <text:list xml:id="list8508331374971592678" text:style-name="WWNum21">
        <text:list-header>
          <text:p text:style-name="P69"><text:span text:style-name="T36"><text:s text:c="5"/><text:tab/><text:tab/><text:tab/> (</text:span><text:span text:style-name="T37">i</text:span><text:span text:style-name="T36">) <text:s text:c="3"/>LRU <text:s text:c="12"/>(ii) FIFO <text:s text:c="3"/></text:span></text:p>
        </text:list-header>
      </text:list>
      <text:p text:style-name="P66"><text:span text:style-name="T38"><text:s text:c="78"/></text:span></text:p>
      <text:p text:style-name="P30"><text:span text:style-name="T38"><text:s text:c="2"/><text:tab/>Reference pattern (15-references): <text:s text:c="9"/>1, 3, 5, 2, 3, 4, 5, 9, 2, 10, 9, 3, 5, 9, 4</text:span></text:p>
      <text:p text:style-name="P26"/>
      <text:p text:style-name="P26"><text:span text:style-name="T24">Q4(c)</text:span><text:span text:style-name="T1"> <text:s/>Given that the virtual address generated by a process is of 44bits and the physical address is of 36 bits. If the page size is chosen to be 8KB, answer the following questions:</text:span></text:p>
      <text:list xml:id="list1567741775356335843" text:style-name="WWNum22">
        <text:list-item>
          <text:p text:style-name="P71"><text:span text:style-name="T1">What is the total number of pages and total number of frames? (3)</text:span></text:p>
        </text:list-item>
        <text:list-item>
          <text:p text:style-name="P71"><text:span text:style-name="T1">What are the total number of entries in the page table? (1)</text:span></text:p>
        </text:list-item>
        <text:list-item>
          <text:p text:style-name="P71"><text:span text:style-name="T9">What will be the page table size for an inverted page table</text:span><text:span text:style-name="T1"> (1.</text:span><text:span text:style-name="T10">5)</text:span></text:p>
        </text:list-item>
        <text:list-item>
          <text:p text:style-name="P71"><text:span text:style-name="T10">What will be the page table size</text:span><text:span text:style-name="T1">(1.5)</text:span></text:p>
        </text:list-item>
      </text:list>
      <text:p text:style-name="P31"/>
      <text:p text:style-name="P18">QUESTION # <text:span text:style-name="T56">5</text:span>(MARKS 1<text:span text:style-name="T50">7</text:span>)</text:p>
      <text:p text:style-name="P5"/>
      <text:p text:style-name="P5"><text:span text:style-name="T24">Q5(a) (i)</text:span><text:span text:style-name="T1"> Differentiate between hard real-time systems and soft real-time systems. (1)</text:span></text:p>
      <text:p text:style-name="P4"/>
      <text:p text:style-name="P5"><text:span text:style-name="T1"><text:tab/></text:span><text:span text:style-name="T24">(ii)</text:span><text:span text:style-name="T1"> What is the advantage of using a Translation Lookaside Buffer (TLB) in a demand paging environment? </text:span><text:span text:style-name="T6">(1)</text:span></text:p>
      <text:p text:style-name="P7"/>
      <text:p text:style-name="P5"><text:span text:style-name="T24">Q5(b)</text:span><text:span text:style-name="T1"> Give the Gantt chart for each of the following scheduling algorithms. Find the waiting time and the turnaround time for each of the given processes using the given CPU scheduling algorithms. Also calculate the average turnaround and the average waiting time <text:s text:c="14"/>(9)</text:span></text:p>
      <text:list xml:id="list3245895350026370301" text:style-name="WWNum20">
        <text:list-item>
          <text:p text:style-name="P72"><text:span text:style-name="T1">Round Robin algorithm using time quantum of 4 time units</text:span></text:p>
        </text:list-item>
        <text:list-item>
          <text:p text:style-name="P72"><text:span text:style-name="T1">Shortest job first scheduling algorithm (Preemptive).</text:span></text:p>
        </text:list-item>
      </text:list>
      <text:p text:style-name="P50"><text:span text:style-name="T20">Processes<text:tab/><text:tab/>CPU burst<text:tab/><text:tab/><text:tab/>Arrival Time</text:span></text:p>
      <text:p text:style-name="P21"><text:span text:style-name="T1"><text:tab/> <text:s text:c="6"/>P0<text:tab/><text:tab/><text:tab/> <text:s text:c="5"/>10<text:tab/><text:tab/><text:tab/><text:tab/><text:tab/>0</text:span></text:p>
      <text:p text:style-name="P25"><text:span text:style-name="T1"><text:tab/> <text:s text:c="6"/>P1<text:tab/><text:tab/><text:tab/> <text:s text:c="7"/>8<text:tab/><text:tab/><text:tab/><text:tab/> <text:s text:c="11"/>2<text:tab/><text:tab/><text:tab/> <text:s text:c="6"/><text:tab/> <text:s text:c="6"/></text:span></text:p>
      <text:p text:style-name="P25"><text:span text:style-name="T1"><text:tab/> <text:s text:c="6"/>P2<text:tab/><text:tab/><text:tab/> <text:s text:c="7"/>6<text:tab/><text:tab/><text:tab/><text:tab/><text:tab/>4</text:span></text:p>
      <text:p text:style-name="P21"><text:span text:style-name="T1"><text:tab/> <text:s text:c="6"/>P3<text:tab/><text:tab/><text:tab/> <text:s text:c="7"/>4<text:tab/><text:tab/><text:tab/><text:tab/><text:tab/>6</text:span></text:p>
      <text:p text:style-name="P21"><text:span text:style-name="T1"><text:tab/> <text:s text:c="6"/>P4<text:tab/><text:tab/><text:tab/> <text:s text:c="7"/>8<text:tab/><text:tab/><text:tab/><text:tab/><text:tab/>6</text:span></text:p>
      <text:p text:style-name="P54"/>
      <text:p text:style-name="P5"><text:span text:style-name="T24">Q5(c) </text:span><text:span text:style-name="T1">A process has four page frames. The time for loading, the time of last access and the state of R and M bits for each page are shown (time is given in clock ticks) </text:span></text:p>
      <text:p text:style-name="P52"><text:span text:style-name="T24"><text:tab/>Page<text:tab/><text:tab/>Loading time<text:tab/><text:tab/>Last referred<text:tab/><text:tab/>R <text:s text:c="2"/>M </text:span></text:p>
      <text:p text:style-name="P52"><text:span text:style-name="T24"><text:tab/> <text:s text:c="2"/></text:span><text:span text:style-name="T1">0<text:tab/><text:tab/> <text:s text:c="6"/>126<text:tab/><text:tab/> <text:s text:c="4"/>280<text:tab/><text:tab/> <text:s text:c="12"/>1 <text:s text:c="3"/>0</text:span></text:p>
      <text:p text:style-name="P52"><text:span text:style-name="T1"><text:s text:c="15"/>1<text:tab/><text:tab/> <text:s text:c="6"/>230<text:tab/><text:tab/> <text:s text:c="4"/>265<text:tab/><text:tab/><text:tab/> 0 <text:s text:c="3"/>1</text:span></text:p>
      <text:p text:style-name="P52"><text:span text:style-name="T1"><text:s text:c="15"/>2<text:tab/><text:tab/> <text:s text:c="6"/>140<text:tab/> <text:s text:c="16"/>270<text:tab/><text:tab/> <text:s text:c="12"/>0 <text:s text:c="3"/>0</text:span></text:p>
      <text:p text:style-name="P52"><text:span text:style-name="T1"><text:s text:c="3"/><text:tab/> <text:s text:c="2"/>3<text:tab/><text:tab/> <text:s text:c="6"/>110<text:tab/><text:tab/> <text:s text:c="4"/>285 <text:s text:c="25"/>1 <text:s text:c="3"/>1</text:span></text:p>
      <text:list xml:id="list5078572647536825167" text:style-name="WWNum23">
        <text:list-header>
          <text:p text:style-name="P73"/>
        </text:list-header>
        <text:list-item>
          <text:p text:style-name="P73"><text:span text:style-name="T1">Which page will FIFO replace?</text:span><text:span text:style-name="T7">(</text:span><text:span text:style-name="T8">2</text:span><text:span text:style-name="T7">)</text:span></text:p>
        </text:list-item>
        <text:list-item>
          <text:p text:style-name="P73"><text:span text:style-name="T1">Which page will LRU replace?</text:span><text:span text:style-name="T7">(</text:span><text:span text:style-name="T8">2</text:span><text:span text:style-name="T7">)</text:span></text:p>
        </text:list-item>
        <text:list-item>
          <text:p text:style-name="P74"><text:span text:style-name="T1">Which page will second chance algorithm replace? </text:span><text:span text:style-name="T7">(</text:span><text:span text:style-name="T8">2</text:span><text:span text:style-name="T7">)</text:span></text:p>
        </text:list-item>
      </text:list>
      <text:p text:style-name="P11"><text:soft-page-break/></text:p>
      <text:p text:style-name="P16">QUESTION # 6(MARKS 18)</text:p>
      <text:p text:style-name="P47"/>
      <text:p text:style-name="P47"><text:span text:style-name="T24">Q6(a) (i) </text:span><text:span text:style-name="T1">For a logical address of 40 bits with a segment offset of 18 bits, what is the maximum size of a segment and what are the total number of segments possible in a process? (2)</text:span></text:p>
      <text:p text:style-name="P38"/>
      <text:p text:style-name="P36"><text:span text:style-name="T24">(ii)</text:span><text:span text:style-name="T1"> Assuming a 4KB page size, give the page number for the following logical addresses: <text:s/>You may use hexadecimal notation. <text:tab/><text:tab/><text:tab/>(2)</text:span></text:p>
      <text:p text:style-name="P52"><text:span text:style-name="T1"><text:tab/><text:tab/>1259 6215h<text:tab/><text:tab/>and <text:s text:c="3"/>1F89 AB05h<text:tab/></text:span></text:p>
      <text:p text:style-name="P5"/>
      <text:p text:style-name="P5"><text:span text:style-name="T24">Q6(b) </text:span><text:span text:style-name="T1">Draw the resource allocation graph showing the assignment and request edges clearly for the following resources and processes:</text:span></text:p>
      <text:p text:style-name="P26"><text:span text:style-name="T1"><text:tab/></text:span><text:span text:style-name="T20">Resources<text:tab/>Instances</text:span><text:span text:style-name="T1"><text:tab/><text:tab/><text:tab/></text:span><text:span text:style-name="T20">Allocated Resources</text:span></text:p>
      <text:p text:style-name="P26"><text:span text:style-name="T1"><text:tab/> <text:s text:c="4"/></text:span><text:span text:style-name="T21">R1<text:tab/><text:tab/> <text:s text:c="5"/>2<text:tab/></text:span><text:span text:style-name="T1"><text:tab/><text:tab/><text:tab/></text:span><text:span text:style-name="T20">Processes<text:tab/>Resources</text:span></text:p>
      <text:p text:style-name="P26"><text:span text:style-name="T1"><text:tab/> <text:s text:c="3"/></text:span><text:span text:style-name="T21"><text:s/>R2<text:tab/><text:tab/> <text:s text:c="5"/>1<text:tab/></text:span><text:span text:style-name="T1"><text:tab/><text:tab/><text:tab/> <text:s text:c="6"/></text:span><text:span text:style-name="T21">P0<text:tab/><text:tab/> <text:s text:c="4"/>R1</text:span></text:p>
      <text:p text:style-name="P26"><text:span text:style-name="T1"><text:tab/> <text:s text:c="4"/></text:span><text:span text:style-name="T21">R3<text:tab/><text:tab/> <text:s text:c="5"/>3<text:tab/></text:span><text:span text:style-name="T1"><text:tab/><text:tab/><text:tab/> <text:s text:c="5"/></text:span><text:span text:style-name="T21"><text:s/>P1<text:tab/><text:tab/> <text:s text:c="4"/>R2</text:span></text:p>
      <text:p text:style-name="P26"><text:span text:style-name="T1"><text:tab/> <text:s text:c="3"/></text:span><text:span text:style-name="T21"><text:s/>R4<text:tab/> <text:s text:c="17"/>1<text:tab/></text:span><text:span text:style-name="T1"><text:tab/><text:tab/><text:tab/> <text:s text:c="6"/></text:span><text:span text:style-name="T21">P2<text:tab/><text:tab/> <text:s text:c="4"/>R1</text:span></text:p>
      <text:p text:style-name="P26"><text:span text:style-name="T1"><text:tab/><text:tab/><text:tab/><text:tab/><text:tab/><text:tab/><text:tab/> <text:s text:c="6"/></text:span><text:span text:style-name="T21">P3<text:tab/> <text:s text:c="3"/><text:tab/> <text:s text:c="4"/>R4</text:span></text:p>
      <text:p text:style-name="P26"><text:span text:style-name="T1"><text:tab/></text:span><text:span text:style-name="T20">Requested Resources</text:span><text:span text:style-name="T24"><text:tab/></text:span><text:span text:style-name="T1"><text:tab/><text:tab/> <text:s text:c="6"/></text:span><text:span text:style-name="T21">P0<text:tab/><text:tab/> <text:s text:c="4"/>R3</text:span></text:p>
      <text:p text:style-name="P26"><text:span text:style-name="T1"><text:tab/></text:span><text:span text:style-name="T20"> Processes<text:tab/>Resources</text:span><text:span text:style-name="T1"><text:tab/><text:tab/><text:tab/> <text:s text:c="6"/></text:span><text:span text:style-name="T21">P2<text:tab/><text:tab/> <text:s text:c="4"/>R3</text:span></text:p>
      <text:p text:style-name="P26"><text:span text:style-name="T1"><text:tab/> <text:s text:c="4"/></text:span><text:span text:style-name="T21">P0<text:tab/><text:tab/> <text:s text:c="5"/>R1</text:span></text:p>
      <text:p text:style-name="P26"><text:span text:style-name="T1"><text:s text:c="17"/></text:span><text:span text:style-name="T21">P3<text:tab/><text:tab/> <text:s text:c="5"/>R2<text:tab/></text:span><text:span text:style-name="T1"><text:tab/></text:span></text:p>
      <text:p text:style-name="P26"><text:span text:style-name="T1"><text:s text:c="17"/></text:span><text:span text:style-name="T21">P2<text:tab/><text:tab/> <text:s text:c="5"/>R2</text:span></text:p>
      <text:p text:style-name="P26"><text:span text:style-name="T1"><text:tab/> <text:s text:c="3"/></text:span><text:span text:style-name="T21"><text:s/>P1<text:tab/><text:tab/> <text:s text:c="5"/>R4</text:span></text:p>
      <text:p text:style-name="P32"/>
      <text:p text:style-name="P26"><text:span text:style-name="T1"><text:tab/>Is there any cycle in the graph? Can this cycle lead to a deadlock? Give reason (s) for your answer. (6)</text:span></text:p>
      <text:p text:style-name="P31"/>
      <text:p text:style-name="P26"><text:span text:style-name="T24">Q6(c)</text:span><text:span text:style-name="T1"> Consider the following snapshot of a system:</text:span></text:p>
      <text:p text:style-name="P26"><text:span text:style-name="T1"><text:tab/><text:tab/></text:span><text:span text:style-name="T20">Allocation</text:span><text:span text:style-name="T24"><text:tab/></text:span><text:span text:style-name="T1"><text:tab/><text:tab/></text:span><text:span text:style-name="T20">Maximum</text:span><text:span text:style-name="T1"><text:tab/><text:tab/></text:span><text:span text:style-name="T20">Available</text:span></text:p>
      <text:p text:style-name="P26"><text:span text:style-name="T1"><text:tab/><text:tab/></text:span><text:span text:style-name="T20">A <text:s text:c="2"/>B <text:s/>C <text:s/>D</text:span><text:span text:style-name="T1"><text:tab/><text:tab/><text:tab/></text:span><text:span text:style-name="T20">A <text:s/>B <text:s/>C <text:s/>D</text:span><text:span text:style-name="T1"><text:tab/><text:tab/></text:span><text:span text:style-name="T20">A <text:s/>B <text:s/>C <text:s/>D</text:span></text:p>
      <text:p text:style-name="P26"><text:span text:style-name="T1"><text:tab/></text:span><text:span text:style-name="T21">P0<text:tab/> 2 <text:s text:c="2"/>2 <text:s text:c="2"/>1 <text:s text:c="2"/>0<text:tab/><text:tab/><text:tab/> 6 <text:s/>5 <text:s text:c="2"/>2 <text:s text:c="2"/>1<text:tab/><text:tab/> 1 <text:s/>2 <text:s text:c="2"/>2 <text:s text:c="2"/>1</text:span></text:p>
      <text:p text:style-name="P26"><text:span text:style-name="T1"><text:tab/></text:span><text:span text:style-name="T21">P1<text:tab/> 1 <text:s text:c="2"/>2 <text:s text:c="2"/>1 <text:s text:c="2"/>1<text:tab/><text:tab/><text:tab/> 6 <text:s/>6 <text:s text:c="2"/>5 <text:s text:c="2"/>3</text:span><text:span text:style-name="T1"><text:tab/><text:tab/></text:span></text:p>
      <text:p text:style-name="P26"><text:span text:style-name="T1"><text:tab/></text:span><text:span text:style-name="T21">P2<text:tab/> 1 <text:s text:c="2"/>0 <text:s text:c="2"/>0 <text:s text:c="2"/>1<text:tab/><text:tab/><text:tab/> 3 <text:s/>3 <text:s text:c="2"/>1 <text:s text:c="2"/>2</text:span></text:p>
      <text:p text:style-name="P26"><text:span text:style-name="T1"><text:tab/></text:span><text:span text:style-name="T21">P3<text:tab/> 3 <text:s text:c="2"/>2 <text:s text:c="2"/>1 <text:s text:c="2"/>1<text:tab/><text:tab/><text:tab/> 9 <text:s/>8 <text:s text:c="2"/>4 <text:s text:c="2"/>3</text:span></text:p>
      <text:p text:style-name="P26"><text:span text:style-name="T1"><text:tab/></text:span><text:span text:style-name="T21">P4<text:tab/> 2 <text:s text:c="2"/>1 <text:s text:c="2"/>0 <text:s text:c="2"/>0<text:tab/><text:tab/><text:tab/> 3 <text:s/>2 <text:s text:c="2"/>2 <text:s text:c="2"/>1</text:span></text:p>
      <text:p text:style-name="P32"/>
      <text:p text:style-name="P26"><text:span text:style-name="T1"><text:tab/>Answer the following questions using Banker’s algorithm:</text:span></text:p>
      <text:list xml:id="list6143300794720640198" text:style-name="WWNum17">
        <text:list-item>
          <text:p text:style-name="P59"><text:span text:style-name="T1">What is the content of the matrix Need? <text:s/>(2)</text:span></text:p>
        </text:list-item>
        <text:list-item>
          <text:p text:style-name="P59"><text:span text:style-name="T1">Is the system in safe state? If so, give the safe sequence. (4)</text:span></text:p>
        </text:list-item>
        <text:list-item>
          <text:p text:style-name="P59"><text:span text:style-name="T1">Can a request from P4 for </text:span><text:span text:style-name="T24">(2, 2, 1, 0)</text:span><text:span text:style-name="T1"> be granted? Why or why not? (2)</text:span></text:p>
        </text:list-item>
      </text:list>
      <text:p text:style-name="P23"/>
      <text:p text:style-name="P24"/>
      <text:p text:style-name="P8">QUESTION # 7(MARKS 11)</text:p>
      <text:p text:style-name="P35"><text:span text:style-name="T24">Q7(a) </text:span><text:span text:style-name="T1">What is the purpose of ‘</text:span><text:span text:style-name="T26">modified’</text:span><text:span text:style-name="T1"> or ‘</text:span><text:span text:style-name="T26">dirty’ </text:span><text:span text:style-name="T1">bit associated with a page in a demand paging environment? (1)</text:span></text:p>
      <text:p text:style-name="P48"/>
      <text:list xml:id="list124246308909188" text:continue-list="list8508331374971592678" text:style-name="WWNum21">
        <text:list-item>
          <text:p text:style-name="P67"><text:span text:style-name="T1">W</text:span><text:span text:style-name="T2">hy</text:span><text:span text:style-name="T1"> is an I/O interlock used in a demand paging environment? <text:s/>(1)</text:span></text:p>
        </text:list-item>
      </text:list>
      <text:p text:style-name="P68"/>
      <text:list xml:id="list124246691744110" text:continue-numbering="true" text:style-name="WWNum21">
        <text:list-item>
          <text:p text:style-name="P67"><text:span text:style-name="T1"><text:s/>When would thrashing be a serious problem: in global page or in local page replacement? Give reason for your answer. (2)</text:span></text:p>
        </text:list-item>
      </text:list>
      <text:p text:style-name="P75"/>
      <text:list xml:id="list124247393215650" text:continue-numbering="true" text:style-name="WWNum21">
        <text:list-item>
          <text:p text:style-name="P67"><text:span text:style-name="T1"><text:s/>Every time a process encounters a page fault, it has to find the desired page on the secondary storage. Is there a way to reduce the page fault penalty? (2)</text:span></text:p>
        </text:list-item>
      </text:list>
      <text:p text:style-name="P9"/>
      <text:p text:style-name="P5"><text:span text:style-name="T24">Q7(</text:span><text:span text:style-name="T25">b</text:span><text:span text:style-name="T24">)</text:span><text:span text:style-name="T1"> In a 1024KB segment, memory is allocated through Buddy system. Illustrate by drawing a tree to show how the following requests are allocated:</text:span></text:p>
      <text:p text:style-name="P5"><text:span text:style-name="T1"><text:tab/><text:tab/><text:tab/><text:tab/>240KB, 100KB and 500KB</text:span></text:p>
      <text:p text:style-name="P4"/>
      <text:p text:style-name="P5"><text:span text:style-name="T1"><text:tab/>If the 100 KB memory is released what would be the structure of the segment? (5)</text:span></text:p>
      <text:p text:style-name="P5"/>
      <text:p text:style-name="P5"/>
      <text:p text:style-name="P5"/>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10 Pitch" svg:font-family="'Courier 10 Pitch'"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MSY10" svg:font-family="CMSY10"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MSY101" svg:font-family="CMSY10"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0.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0.5in" fo:margin-left="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 style:num-suffix=")" style:num-format="i">
        <style:list-level-properties text:list-level-position-and-space-mode="label-alignment">
          <style:list-level-label-alignment text:label-followed-by="listtab" text:list-tab-stop-position="1in" fo:text-indent="-0.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9.3598in" fo:page-height="12.879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1:26:25.069299190</meta:creation-date>
    <dc:date>2017-05-19T12:42:45.672524713</dc:date>
    <meta:editing-duration>PT1H14M44S</meta:editing-duration>
    <meta:editing-cycles>42</meta:editing-cycles>
    <meta:generator>LibreOffice/4.2.8.2$Linux_X86_64 LibreOffice_project/420m0$Build-2</meta:generator>
    <meta:document-statistic meta:table-count="1" meta:image-count="2" meta:object-count="0" meta:page-count="4" meta:paragraph-count="166" meta:word-count="1403" meta:character-count="8607" meta:non-whitespace-character-count="6228"/>
  </office:meta>
</office:document-meta>
</file>